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90000004C98BD9FC2B11601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1ebc36" officeooo:paragraph-rsid="001ebc36" style:font-size-asian="16pt" style:language-asian="zh" style:country-asian="CN" style:font-size-complex="18.25pt"/>
    </style:style>
    <style:style style:name="P2" style:family="paragraph" style:parent-style-name="Table_20_Contents">
      <style:text-properties fo:font-size="18.25pt" style:font-size-asian="16pt" style:font-size-complex="18.25pt"/>
    </style:style>
    <style:style style:name="P3" style:family="paragraph" style:parent-style-name="Table_20_Contents">
      <style:text-properties fo:font-size="18.25pt" officeooo:rsid="001ebc36" officeooo:paragraph-rsid="001ebc36" style:font-size-asian="16pt" style:font-size-complex="18.2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建立工程</text:p>
      <text:p text:style-name="P1">2,将fck的文件拷贝的工程中</text:p>
      <text:p text:style-name="P1">3,引入jquery文件</text:p>
      <text:p text:style-name="P1">4,body中设置&lt;textarea id="mytext"&gt;&lt;/textarea&gt;</text:p>
      <text:p text:style-name="P1">5,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&lt;script type="text/javascript" src="js/jquery.js"&gt;&lt;/script&gt;</text:p>
            <text:p text:style-name="P3">&lt;script type="text/javascript" src="fckeditor/fckeditor.js"&gt;&lt;/script&gt;</text:p>
            <text:p text:style-name="P3">&lt;script type="text/javascript"&gt;</text:p>
            <text:p text:style-name="P3">$(function() {</text:p>
            <text:p text:style-name="P3"><text:tab/>//创建fck对象 </text:p>
            <text:p text:style-name="P3"><text:tab/>var fck=new FCKeditor("mytext");</text:p>
            <text:p text:style-name="P3"><text:tab/> <text:s text:c="2"/>//设置根路径</text:p>
            <text:p text:style-name="P3"><text:tab/> <text:s text:c="2"/>fck.BasePath="fckeditor/";</text:p>
            <text:p text:style-name="P3"><text:tab/> <text:s text:c="2"/>fck.Height=400;</text:p>
            <text:p text:style-name="P3"><text:tab/> <text:s text:c="2"/>fck.ReplaceTextarea();</text:p>
            <text:p text:style-name="P3">});</text:p>
            <text:p text:style-name="P3">&lt;/script&gt;</text:p>
          </table:table-cell>
        </table:table-row>
      </table:table>
      <text:p text:style-name="P1">效果</text:p>
      <text:p text:style-name="P1"><draw:frame draw:style-name="fr1" draw:name="图像1" text:anchor-type="paragraph" svg:width="17cm" svg:height="1.566cm" draw:z-index="0"><draw:image xlink:href="Pictures/10000000000003390000004C98BD9FC2B11601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21S</meta:editing-duration>
    <meta:editing-cycles>3</meta:editing-cycles>
    <meta:generator>LibreOffice/5.3.0.3$Windows_X86_64 LibreOffice_project/7074905676c47b82bbcfbea1aeefc84afe1c50e1</meta:generator>
    <dc:date>2018-06-19T14:12:38.830000000</dc:date>
    <meta:document-statistic meta:table-count="1" meta:image-count="1" meta:object-count="0" meta:page-count="1" meta:paragraph-count="18" meta:word-count="62" meta:character-count="394" meta:non-whitespace-character-count="366"/>
    <meta:user-defined meta:name="Info 1"/>
    <meta:user-defined meta:name="Info 2"/>
    <meta:user-defined meta:name="Info 3"/>
    <meta:user-defined meta:name="Info 4"/>
  </office:meta>
</office:document-meta>
</file>